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4433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43a047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angos_para_cada_variab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table:style-name="ce1"/>
          <table:table-cell table:style-name="ce3" office:value-type="string" calcext:value-type="string">
            <text:p>Bajo</text:p>
          </table:table-cell>
          <table:table-cell table:style-name="ce1" office:value-type="string" calcext:value-type="string">
            <text:p>Termina_rang1_Empie_rang2</text:p>
          </table:table-cell>
          <table:table-cell table:style-name="ce1" office:value-type="string" calcext:value-type="string">
            <text:p>Termina_rang2_Empie_rang3</text:p>
          </table:table-cell>
          <table:table-cell table:style-name="ce1" office:value-type="string" calcext:value-type="string">
            <text:p>Termina_rang3_Empie_rang4</text:p>
          </table:table-cell>
          <table:table-cell table:style-name="ce1" office:value-type="string" calcext:value-type="string">
            <text:p>Termina_rang4_Empie_rang5</text:p>
          </table:table-cell>
          <table:table-cell table:style-name="ce4" office:value-type="string" calcext:value-type="string">
            <text:p>Alto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variable</text:p>
          </table:table-cell>
          <table:table-cell/>
          <table:table-cell table:style-name="ce1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769230769230769" calcext:value-type="float">
            <text:p>0,00769230769230769</text:p>
          </table:table-cell>
          <table:table-cell office:value-type="float" office:value="0.0692307692307692" calcext:value-type="float">
            <text:p>0,0692307692307692</text:p>
          </table:table-cell>
          <table:table-cell office:value-type="float" office:value="0.138461538461538" calcext:value-type="float">
            <text:p>0,138461538461538</text:p>
          </table:table-cell>
          <table:table-cell office:value-type="float" office:value="0.184615384615385" calcext:value-type="float">
            <text:p>0,184615384615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</text:p>
          </table:table-cell>
          <table:table-cell/>
          <table:table-cell table:style-name="ce1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25" calcext:value-type="float">
            <text:p>0,125</text:p>
          </table:table-cell>
          <table:table-cell office:value-type="float" office:value="0.1875" calcext:value-type="float">
            <text:p>0,1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</text:p>
          </table:table-cell>
          <table:table-cell/>
          <table:table-cell table:style-name="ce1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office:value-type="float" office:value="0.375" calcext:value-type="float">
            <text:p>0,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3</text:p>
          </table:table-cell>
          <table:table-cell/>
          <table:table-cell table:style-name="ce1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4</text:p>
          </table:table-cell>
          <table:table-cell/>
          <table:table-cell table:style-name="ce1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5161290322581" calcext:value-type="float">
            <text:p>0,0645161290322581</text:p>
          </table:table-cell>
          <table:table-cell office:value-type="float" office:value="0.129032258064516" calcext:value-type="float">
            <text:p>0,129032258064516</text:p>
          </table:table-cell>
          <table:table-cell office:value-type="float" office:value="0.161290322580645" calcext:value-type="float">
            <text:p>0,161290322580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6</text:p>
          </table:table-cell>
          <table:table-cell/>
          <table:table-cell table:style-name="ce1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11111111111111" calcext:value-type="float">
            <text:p>0,111111111111111</text:p>
          </table:table-cell>
          <table:table-cell office:value-type="float" office:value="0.222222222222222" calcext:value-type="float">
            <text:p>0,222222222222222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444444444444444" calcext:value-type="float">
            <text:p>0,444444444444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9</text:p>
          </table:table-cell>
          <table:table-cell/>
          <table:table-cell table:style-name="ce1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714285714285714" calcext:value-type="float">
            <text:p>0,0714285714285714</text:p>
          </table:table-cell>
          <table:table-cell office:value-type="float" office:value="0.142857142857143" calcext:value-type="float">
            <text:p>0,142857142857143</text:p>
          </table:table-cell>
          <table:table-cell office:value-type="float" office:value="0.214285714285714" calcext:value-type="float">
            <text:p>0,214285714285714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220560152768937" calcext:value-type="float">
            <text:p>0,0220560152768937</text:p>
          </table:table-cell>
          <table:table-cell office:value-type="float" office:value="0.0742202418841502" calcext:value-type="float">
            <text:p>0,0742202418841502</text:p>
          </table:table-cell>
          <table:table-cell office:value-type="float" office:value="0.135614258434118" calcext:value-type="float">
            <text:p>0,135614258434118</text:p>
          </table:table-cell>
          <table:table-cell office:value-type="float" office:value="0.176161680458307" calcext:value-type="float">
            <text:p>0,176161680458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555555555556" calcext:value-type="float">
            <text:p>0,0555555555555556</text:p>
          </table:table-cell>
          <table:table-cell office:value-type="float" office:value="0.111111111111111" calcext:value-type="float">
            <text:p>0,111111111111111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" calcext:value-type="float">
            <text:p>0,075</text:p>
          </table:table-cell>
          <table:table-cell office:value-type="float" office:value="0.1" calcext:value-type="float">
            <text:p>0,1</text:p>
          </table:table-cell>
          <table:table-cell office:value-type="float" office:value="0.175" calcext:value-type="float">
            <text:p>0,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1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347222222222222" calcext:value-type="float">
            <text:p>0,0347222222222222</text:p>
          </table:table-cell>
          <table:table-cell office:value-type="float" office:value="0.0902777777777778" calcext:value-type="float">
            <text:p>0,0902777777777778</text:p>
          </table:table-cell>
          <table:table-cell office:value-type="float" office:value="0.131944444444444" calcext:value-type="float">
            <text:p>0,131944444444444</text:p>
          </table:table-cell>
          <table:table-cell office:value-type="float" office:value="0.190972222222222" calcext:value-type="float">
            <text:p>0,19097222222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9655172413793" calcext:value-type="float">
            <text:p>0,0689655172413793</text:p>
          </table:table-cell>
          <table:table-cell office:value-type="float" office:value="0.137931034482759" calcext:value-type="float">
            <text:p>0,137931034482759</text:p>
          </table:table-cell>
          <table:table-cell office:value-type="float" office:value="0.241379310344828" calcext:value-type="float">
            <text:p>0,241379310344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3333333333333" calcext:value-type="float">
            <text:p>0,0833333333333333</text:p>
          </table:table-cell>
          <table:table-cell office:value-type="float" office:value="0.125" calcext:value-type="float">
            <text:p>0,125</text:p>
          </table:table-cell>
          <table:table-cell office:value-type="float" office:value="0.208333333333333" calcext:value-type="float">
            <text:p>0,208333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615384615385" calcext:value-type="float">
            <text:p>0,0384615384615385</text:p>
          </table:table-cell>
          <table:table-cell office:value-type="float" office:value="0.0769230769230769" calcext:value-type="float">
            <text:p>0,0769230769230769</text:p>
          </table:table-cell>
          <table:table-cell office:value-type="float" office:value="0.153846153846154" calcext:value-type="float">
            <text:p>0,153846153846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379310344828" calcext:value-type="float">
            <text:p>0,241379310344828</text:p>
          </table:table-cell>
          <table:table-cell office:value-type="float" office:value="0.568965517241379" calcext:value-type="float">
            <text:p>0,568965517241379</text:p>
          </table:table-cell>
          <table:table-cell office:value-type="float" office:value="0.844827586206897" calcext:value-type="float">
            <text:p>0,844827586206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Rios</text:p>
          </table:table-cell>
          <table:table-cell office:value-type="string" calcext:value-type="string">
            <text:p>var2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547945205479452" calcext:value-type="float">
            <text:p>0,0547945205479452</text:p>
          </table:table-cell>
          <table:table-cell office:value-type="float" office:value="0.102739726027397" calcext:value-type="float">
            <text:p>0,102739726027397</text:p>
          </table:table-cell>
          <table:table-cell office:value-type="float" office:value="0.198630136986301" calcext:value-type="float">
            <text:p>0,198630136986301</text:p>
          </table:table-cell>
          <table:table-cell office:value-type="float" office:value="0.287671232876712" calcext:value-type="float">
            <text:p>0,287671232876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027027027027" calcext:value-type="float">
            <text:p>0,027027027027027</text:p>
          </table:table-cell>
          <table:table-cell office:value-type="float" office:value="0.0540540540540541" calcext:value-type="float">
            <text:p>0,0540540540540541</text:p>
          </table:table-cell>
          <table:table-cell office:value-type="float" office:value="0.108108108108108" calcext:value-type="float">
            <text:p>0,108108108108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4285714285714" calcext:value-type="float">
            <text:p>0,0714285714285714</text:p>
          </table:table-cell>
          <table:table-cell office:value-type="float" office:value="0.214285714285714" calcext:value-type="float">
            <text:p>0,214285714285714</text:p>
          </table:table-cell>
          <table:table-cell office:value-type="float" office:value="0.357142857142857" calcext:value-type="float">
            <text:p>0,3571428571428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111111111111" calcext:value-type="float">
            <text:p>0,111111111111111</text:p>
          </table:table-cell>
          <table:table-cell office:value-type="float" office:value="0.222222222222222" calcext:value-type="float">
            <text:p>0,222222222222222</text:p>
          </table:table-cell>
          <table:table-cell office:value-type="float" office:value="0.444444444444444" calcext:value-type="float">
            <text:p>0,444444444444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0416666666666667" calcext:value-type="float">
            <text:p>0,0416666666666667</text:p>
          </table:table-cell>
          <table:table-cell office:value-type="float" office:value="0.104166666666667" calcext:value-type="float">
            <text:p>0,104166666666667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3125" calcext:value-type="float">
            <text:p>0,3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583333333333333" calcext:value-type="float">
            <text:p>0,583333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0303030303030303" calcext:value-type="float">
            <text:p>0,0303030303030303</text:p>
          </table:table-cell>
          <table:table-cell office:value-type="float" office:value="0.0909090909090909" calcext:value-type="float">
            <text:p>0,0909090909090909</text:p>
          </table:table-cell>
          <table:table-cell office:value-type="float" office:value="0.181818181818182" calcext:value-type="float">
            <text:p>0,181818181818182</text:p>
          </table:table-cell>
          <table:table-cell office:value-type="float" office:value="0.303030303030303" calcext:value-type="float">
            <text:p>0,30303030303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025901122710262" calcext:value-type="float">
            <text:p>0,025901122710262</text:p>
          </table:table-cell>
          <table:table-cell office:value-type="float" office:value="0.063775007737978" calcext:value-type="float">
            <text:p>0,063775007737978</text:p>
          </table:table-cell>
          <table:table-cell office:value-type="float" office:value="0.0919834547961395" calcext:value-type="float">
            <text:p>0,0919834547961395</text:p>
          </table:table-cell>
          <table:table-cell office:value-type="float" office:value="0.175412926643969" calcext:value-type="float">
            <text:p>0,175412926643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6666666666667" calcext:value-type="float">
            <text:p>0,0416666666666667</text:p>
          </table:table-cell>
          <table:table-cell office:value-type="float" office:value="0.125" calcext:value-type="float">
            <text:p>0,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350877192982456" calcext:value-type="float">
            <text:p>0,0350877192982456</text:p>
          </table:table-cell>
          <table:table-cell office:value-type="float" office:value="0.087719298245614" calcext:value-type="float">
            <text:p>0,087719298245614</text:p>
          </table:table-cell>
          <table:table-cell office:value-type="float" office:value="0.210526315789474" calcext:value-type="float">
            <text:p>0,210526315789474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1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8805031446541" calcext:value-type="float">
            <text:p>0,0408805031446541</text:p>
          </table:table-cell>
          <table:table-cell office:value-type="float" office:value="0.0849056603773585" calcext:value-type="float">
            <text:p>0,0849056603773585</text:p>
          </table:table-cell>
          <table:table-cell office:value-type="float" office:value="0.245283018867925" calcext:value-type="float">
            <text:p>0,245283018867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3333333333333" calcext:value-type="float">
            <text:p>0,08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258064516129" calcext:value-type="float">
            <text:p>0,032258064516129</text:p>
          </table:table-cell>
          <table:table-cell office:value-type="float" office:value="0.0967741935483871" calcext:value-type="float">
            <text:p>0,0967741935483871</text:p>
          </table:table-cell>
          <table:table-cell office:value-type="float" office:value="0.161290322580645" calcext:value-type="float">
            <text:p>0,161290322580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6315789473684" calcext:value-type="float">
            <text:p>0,0526315789473684</text:p>
          </table:table-cell>
          <table:table-cell office:value-type="float" office:value="0.157894736842105" calcext:value-type="float">
            <text:p>0,157894736842105</text:p>
          </table:table-cell>
          <table:table-cell office:value-type="float" office:value="0.263157894736842" calcext:value-type="float">
            <text:p>0,2631578947368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27027027027027" calcext:value-type="float">
            <text:p>0,027027027027027</text:p>
          </table:table-cell>
          <table:table-cell office:value-type="float" office:value="0.108108108108108" calcext:value-type="float">
            <text:p>0,108108108108108</text:p>
          </table:table-cell>
          <table:table-cell office:value-type="float" office:value="0.162162162162162" calcext:value-type="float">
            <text:p>0,162162162162162</text:p>
          </table:table-cell>
          <table:table-cell office:value-type="float" office:value="0.243243243243243" calcext:value-type="float">
            <text:p>0,243243243243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1111111111111" calcext:value-type="float">
            <text:p>0,11111111111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0487804878048781" calcext:value-type="float">
            <text:p>0,0487804878048781</text:p>
          </table:table-cell>
          <table:table-cell office:value-type="float" office:value="0.121951219512195" calcext:value-type="float">
            <text:p>0,121951219512195</text:p>
          </table:table-cell>
          <table:table-cell office:value-type="float" office:value="0.170731707317073" calcext:value-type="float">
            <text:p>0,170731707317073</text:p>
          </table:table-cell>
          <table:table-cell office:value-type="float" office:value="0.268292682926829" calcext:value-type="float">
            <text:p>0,2682926829268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147826086956522" calcext:value-type="float">
            <text:p>0,147826086956522</text:p>
          </table:table-cell>
          <table:table-cell office:value-type="float" office:value="0.269565217391304" calcext:value-type="float">
            <text:p>0,269565217391304</text:p>
          </table:table-cell>
          <table:table-cell office:value-type="float" office:value="0.452173913043478" calcext:value-type="float">
            <text:p>0,452173913043478</text:p>
          </table:table-cell>
          <table:table-cell office:value-type="float" office:value="0.556521739130435" calcext:value-type="float">
            <text:p>0,5565217391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Araucania</text:p>
          </table:table-cell>
          <table:table-cell office:value-type="string" calcext:value-type="string">
            <text:p>var2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12T15:34:49.824887005</dc:date>
    <dc:creator>Francisco Maturana</dc:creator>
    <meta:editing-duration>PT23M6S</meta:editing-duration>
    <meta:editing-cycles>14</meta:editing-cycles>
    <meta:document-statistic meta:table-count="1" meta:cell-count="386" meta:object-count="0"/>
  </office:meta>
</office:document-meta>
</file>